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1-08T10:25:01</meta:creation-date>
    <meta:editing-cycles>1</meta:editing-cycles>
    <meta:editing-duration>PT00H00M00S</meta:editing-duration>
    <meta:initial-creator>ashok hariharan</meta:initial-creator>
    <meta:document-statistic meta:table-count="0" meta:image-count="0" meta:object-count="0" meta:page-count="1" meta:paragraph-count="1" meta:word-count="2" meta:character-count="13"/>
    <meta:user-defined meta:name="BungeniCountryCode">ken</meta:user-defined>
    <meta:user-defined meta:name="BungeniDebateOfficialDate">2009-01-08</meta:user-defined>
    <meta:user-defined meta:name="BungeniDebateOfficialTime">10:25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/>
    <meta:user-defined meta:name="BungeniExpAuthorURI"/>
    <meta:user-defined meta:name="BungeniExpDate">2009-01-08</meta:user-defined>
    <meta:user-defined meta:name="BungeniExpDateName"/>
    <meta:user-defined meta:name="BungeniExpURI"/>
    <meta:user-defined meta:name="BungeniLanguageCode">eng</meta:user-defined>
    <meta:user-defined meta:name="BungeniManAuthor"/>
    <meta:user-defined meta:name="BungeniManAuthorURI"/>
    <meta:user-defined meta:name="BungeniManDate">2009-01-08</meta:user-defined>
    <meta:user-defined meta:name="BungeniManDateName"/>
    <meta:user-defined meta:name="BungeniManURI"/>
    <meta:user-defined meta:name="BungeniParliamentID">ddd</meta:user-defined>
    <meta:user-defined meta:name="BungeniParliamentSession">ddd</meta:user-defined>
    <meta:user-defined meta:name="BungeniParliamentSitting">ddd</meta:user-defined>
    <meta:user-defined meta:name="BungeniPublicationDate">2009-01-08</meta:user-defined>
    <meta:user-defined meta:name="BungeniPublicationName">ddd</meta:user-defined>
    <meta:user-defined meta:name="BungeniPublicationNameFull"/>
    <meta:user-defined meta:name="BungeniWorkAuthor"/>
    <meta:user-defined meta:name="BungeniWorkAuthorURI"/>
    <meta:user-defined meta:name="BungeniWorkDate">2009-01-08</meta:user-defined>
    <meta:user-defined meta:name="BungeniWorkDateName"/>
    <meta:user-defined meta:name="BungeniWorkURI"/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